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Krávy, krávy</text:span> (Svěrák, Uhlíř)</text:p>
      <text:p text:style-name="Standard"/>
      <text:p text:style-name="Standard">Krávy,krávy<text:line-break/>jak si vlastně povídáte,<text:line-break/>Krávy,krávy<text:line-break/>jakou máte řeč. </text:p>
      <text:p text:style-name="Standard"/>
      <text:p text:style-name="Standard">Bů bů bů bů bů </text:p>
      <text:p text:style-name="Standard"/>
      <text:p text:style-name="Standard">Kočky,kočky<text:line-break/>jak si vlastně povídáte,<text:line-break/>Kočky,kočky<text:line-break/>jakou máte řeč. </text:p>
      <text:p text:style-name="Standard"/>
      <text:p text:style-name="Standard">Mňau, mňau, mňau, mňau</text:p>
      <text:p text:style-name="Standard"/>
      <text:p text:style-name="Standard">Pejsci, pejsci<text:line-break/>jak si vlastně povídáte<text:line-break/>pejsci,pejsci <text:line-break/>jakou máte řeč. </text:p>
      <text:p text:style-name="Standard"/>
      <text:p text:style-name="Standard">Haf, haf, haf, haf, haf </text:p>
      <text:p text:style-name="Standard"/>
      <text:p text:style-name="Standard">Hadi,hadi <text:line-break/>jak si vlastně povídáte<text:line-break/>hadi, hadi <text:line-break/>jakou máte řeč </text:p>
      <text:p text:style-name="Standard"/>
      <text:p text:style-name="Standard">Sssss, ssss, sssss, sssss </text:p>
      <text:p text:style-name="Standard"/>
      <text:p text:style-name="Standard">Kapři, kapři<text:line-break/>jak si vlastně povídáte<text:line-break/>kapři, kapři <text:line-break/>jakou máte řeč </text:p>
      <text:p text:style-name="Standard"/>
      <text:p text:style-name="Standard">(otvíráme a zavíráme ústa jako ryby) </text:p>
      <text:p text:style-name="Standard"/>
      <text:p text:style-name="Standard">Žáby,žáby<text:line-break/>jak si vlastně povídáte<text:line-break/>žáby, žáby<text:line-break/>jakou máte řeč. </text:p>
      <text:p text:style-name="Standard"/>
      <text:p text:style-name="Standard">Kvá, kvá, kvá, kvá </text:p>
      <text:p text:style-name="Standard"/>
      <text:p text:style-name="Standard">Němé tváře <text:line-break/>jak si vlastně povídáte<text:line-break/>němé tváře <text:line-break/>jakou máte řeč </text:p>
      <text:p text:style-name="Standard"/>
      <text:p text:style-name="Standard">Bůbůbůbů, haf, haf, haf, mňau, mňau,sssss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nisa Štenglová</meta:initial-creator>
    <meta:creation-date>2020-03-26T13:38:10.47</meta:creation-date>
    <meta:document-statistic meta:table-count="0" meta:image-count="0" meta:object-count="0" meta:page-count="1" meta:paragraph-count="15" meta:word-count="108" meta:character-count="665"/>
    <dc:date>2020-03-26T13:41:13.14</dc:date>
    <dc:creator>Denisa Štenglová</dc:creator>
    <meta:editing-duration>PT3M4S</meta:editing-duration>
    <meta:editing-cycles>1</meta:editing-cycles>
    <meta:generator>OpenOffice/4.1.5$Win32 OpenOffice.org_project/415m1$Build-9789</meta:generator>
  </office:meta>
</office:document-meta>
</file>